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459cm"/>
    </style:style>
    <style:style style:name="ro3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369cm" fo:break-before="auto" style:use-optimal-row-height="false"/>
    </style:style>
    <style:style style:name="ro9" style:family="table-row">
      <style:table-row-properties style:row-height="2.605cm" fo:break-before="auto" style:use-optimal-row-height="false"/>
    </style:style>
    <style:style style:name="ro10" style:family="table-row">
      <style:table-row-properties style:row-height="2.342cm" fo:break-before="auto" style:use-optimal-row-height="false"/>
    </style:style>
    <style:style style:name="ro11" style:family="table-row">
      <style:table-row-properties style:row-height="2.422cm" fo:break-before="auto" style:use-optimal-row-height="false"/>
    </style:style>
    <style:style style:name="ro12" style:family="table-row">
      <style:table-row-properties style:row-height="2.868cm" fo:break-before="auto" style:use-optimal-row-height="false"/>
    </style:style>
    <style:style style:name="ro13" style:family="table-row">
      <style:table-row-properties style:row-height="2.579cm" fo:break-before="auto" style:use-optimal-row-height="false"/>
    </style:style>
    <style:style style:name="ro14" style:family="table-row">
      <style:table-row-properties style:row-height="2.526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3.369cm" fo:break-before="auto" style:use-optimal-row-height="false"/>
    </style:style>
    <style:style style:name="ro17" style:family="table-row">
      <style:table-row-properties style:row-height="3.053cm" fo:break-before="auto" style:use-optimal-row-height="false"/>
    </style:style>
    <style:style style:name="ro18" style:family="table-row">
      <style:table-row-properties style:row-height="1.762cm" fo:break-before="auto" style:use-optimal-row-height="false"/>
    </style:style>
    <style:style style:name="ro19" style:family="table-row">
      <style:table-row-properties style:row-height="2.685cm" fo:break-before="auto" style:use-optimal-row-height="false"/>
    </style:style>
    <style:style style:name="ro20" style:family="table-row">
      <style:table-row-properties style:row-height="3.027cm" fo:break-before="auto" style:use-optimal-row-height="false"/>
    </style:style>
    <style:style style:name="ro21" style:family="table-row">
      <style:table-row-properties style:row-height="1.789cm" fo:break-before="auto" style:use-optimal-row-height="false"/>
    </style:style>
    <style:style style:name="ro22" style:family="table-row">
      <style:table-row-properties style:row-height="1.815cm" fo:break-before="auto" style:use-optimal-row-height="false"/>
    </style:style>
    <style:style style:name="ro23" style:family="table-row">
      <style:table-row-properties style:row-height="1.499cm" fo:break-before="auto" style:use-optimal-row-height="false"/>
    </style:style>
    <style:style style:name="ro24" style:family="table-row">
      <style:table-row-properties style:row-height="2.106cm" fo:break-before="auto" style:use-optimal-row-height="false"/>
    </style:style>
    <style:style style:name="ro25" style:family="table-row">
      <style:table-row-properties style:row-height="2.027cm" fo:break-before="auto" style:use-optimal-row-height="false"/>
    </style:style>
    <style:style style:name="ro26" style:family="table-row">
      <style:table-row-properties style:row-height="1.737cm" fo:break-before="auto" style:use-optimal-row-height="false"/>
    </style:style>
    <style:style style:name="ro27" style:family="table-row">
      <style:table-row-properties style:row-height="1.921cm" fo:break-before="auto" style:use-optimal-row-height="false"/>
    </style:style>
    <style:style style:name="ro28" style:family="table-row">
      <style:table-row-properties style:row-height="2.473cm" fo:break-before="auto" style:use-optimal-row-height="false"/>
    </style:style>
    <style:style style:name="ro29" style:family="table-row">
      <style:table-row-properties style:row-height="1.658cm" fo:break-before="auto" style:use-optimal-row-height="false"/>
    </style:style>
    <style:style style:name="ro30" style:family="table-row">
      <style:table-row-properties style:row-height="1.894cm" fo:break-before="auto" style:use-optimal-row-height="false"/>
    </style:style>
    <style:style style:name="ro31" style:family="table-row">
      <style:table-row-properties style:row-height="1.974cm" fo:break-before="auto" style:use-optimal-row-height="false"/>
    </style:style>
    <style:style style:name="ro32" style:family="table-row">
      <style:table-row-properties style:row-height="1.369cm" fo:break-before="auto" style:use-optimal-row-height="false"/>
    </style:style>
    <style:style style:name="ro33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fo:font-weight="normal" style:font-name-asian="Droid Sans Fallback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1" table:number-columns-repeated="2" table:default-cell-style-name="ce14"/>
        <table:table-column table:style-name="co10" table:number-columns-repeated="247" table:default-cell-style-name="ce14"/>
        <table:table-column table:style-name="co10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1" office:value-type="string" calcext:value-type="string">
            <text:p>Demo </text:p>
          </table:table-cell>
          <table:table-cell table:style-name="ce31" office:value-type="string" calcext:value-type="string">
            <text:p>Test Designed by:</text:p>
          </table:table-cell>
          <table:table-cell table:style-name="ce40" office:value-type="string" calcext:value-type="string">
            <text:p>Usha Rajappa</text:p>
          </table:table-cell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31" office:value-type="string" calcext:value-type="string">
            <text:p>Fish Category</text:p>
          </table:table-cell>
          <table:table-cell table:style-name="ce31" office:value-type="string" calcext:value-type="string">
            <text:p>Test Designed date: </text:p>
          </table:table-cell>
          <table:table-cell table:style-name="ce41" office:value-type="string" calcext:value-type="string">
            <text:p>6-05-2019</text:p>
          </table:table-cell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31"/>
          <table:table-cell table:style-name="ce31" office:value-type="string" calcext:value-type="string">
            <text:p>Test Executed by: </text:p>
          </table:table-cell>
          <table:table-cell table:style-name="ce42"/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31"/>
          <table:table-cell table:style-name="ce31" office:value-type="string" calcext:value-type="string">
            <text:p>Test Execution date: </text:p>
          </table:table-cell>
          <table:table-cell table:style-name="ce43"/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32" table:number-columns-repeated="4"/>
          <table:table-cell table:style-name="ce11" table:number-columns-repeated="3"/>
          <table:table-cell table:style-name="ce32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48"/>
          <table:table-cell table:style-name="ce51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49"/>
          <table:table-cell table:style-name="ce51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3" table:number-columns-repeated="7"/>
          <table:table-cell table:style-name="ce51"/>
          <table:table-cell table:number-columns-repeated="1014"/>
        </table:table-row>
        <table:table-row table:style-name="ro3">
          <table:table-cell table:style-name="ce8"/>
          <table:table-cell table:style-name="ce21"/>
          <table:table-cell table:style-name="ce34" table:number-columns-repeated="5"/>
          <table:table-cell table:style-name="ce21" table:number-columns-repeated="2"/>
          <table:table-cell table:style-name="ce34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2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3" office:value-type="string" calcext:value-type="string">
            <text:p>check Fish Category</text:p>
          </table:table-cell>
          <table:table-cell table:style-name="ce24" office:value-type="string" calcext:value-type="string">
            <text:p>Check Fish Category</text:p>
          </table:table-cell>
          <table:table-cell table:style-name="ce35" office:value-type="string" calcext:value-type="string">
            <text:p>Click on Fish Category in </text:p>
            <text:p>Home Page</text:p>
          </table:table-cell>
          <table:table-cell table:style-name="ce35" office:value-type="string" calcext:value-type="string">
            <text:p>Step1)Open Home page </text:p>
            <text:p>Step2)In Home Page Click on</text:p>
            <text:p>Fish Category</text:p>
            <text:p/>
          </table:table-cell>
          <table:table-cell table:style-name="ce46" office:value-type="string" calcext:value-type="string">
            <text:p>Redirecting to Fish </text:p>
            <text:p>Category Page</text:p>
          </table:table-cell>
          <table:table-cell table:style-name="ce44" office:value-type="string" calcext:value-type="string">
            <text:p>IT <text:s/>should Redirect to Fish Category Page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53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4" office:value-type="string" calcext:value-type="string">
            <text:p>Verify Tiger Shark</text:p>
            <text:p>Product ID</text:p>
          </table:table-cell>
          <table:table-cell table:style-name="ce35" office:value-type="string" calcext:value-type="string">
            <text:p>Upon Click on Tiger Shark <text:span text:style-name="T2">ProductID</text:span></text:p>
          </table:table-cell>
          <table:table-cell table:style-name="ce35" office:value-type="string" calcext:value-type="string">
            <text:p>Click on Tiger Shark product ID(FI-SW-02)</text:p>
          </table:table-cell>
          <table:table-cell table:style-name="ce44" office:value-type="string" calcext:value-type="string">
            <text:p><text:span text:style-name="T1">Step1)Open Home page </text:span></text:p>
            <text:p>Step2)In Home Page Click on Fish Category</text:p>
            <text:p>Step3)Click on Tiger Shark</text:p>
            <text:p>Product ID</text:p>
            <text:p/>
            <text:p/>
          </table:table-cell>
          <table:table-cell table:style-name="ce44" office:value-type="string" calcext:value-type="string">
            <text:p>Redirecting to Tiger Shark Page</text:p>
          </table:table-cell>
          <table:table-cell table:style-name="ce23" office:value-type="string" calcext:value-type="string">
            <text:p>                           </text:p>
            <text:p><text:span text:style-name="T2">IT  should Redirect to</text:span></text:p>
            <text:p><text:span text:style-name="T2">Angelfish Category </text:span></text:p>
            <text:p><text:span text:style-name="T2">Page</text:span>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53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4" office:value-type="string" calcext:value-type="string">
            <text:p>Verify Angelfish </text:p>
            <text:p>Product ID</text:p>
          </table:table-cell>
          <table:table-cell table:style-name="ce35" office:value-type="string" calcext:value-type="string">
            <text:p>Upon Click on Angelfish <text:span text:style-name="T2">ProductID</text:span></text:p>
          </table:table-cell>
          <table:table-cell table:style-name="ce36" office:value-type="string" calcext:value-type="string">
            <text:p>Click on Angelfish Product ID(FI-SW-01)</text:p>
          </table:table-cell>
          <table:table-cell table:style-name="ce44" office:value-type="string" calcext:value-type="string">
            <text:p><text:span text:style-name="T1">Step1)Open Home page </text:span></text:p>
            <text:p><text:span text:style-name="T1">Step2)In Home Page Click</text:span></text:p>
            <text:p><text:span text:style-name="T1">On Fish Category</text:span></text:p>
            <text:p><text:span text:style-name="T1">Step3)Click on Angelfish</text:span></text:p>
            <text:p><text:span text:style-name="T1">Product ID</text:span></text:p>
            <text:p/>
            <text:p/>
          </table:table-cell>
          <table:table-cell table:style-name="ce44" office:value-type="string" calcext:value-type="string">
            <text:p>Redirecting to  Angelfish </text:p>
            <text:p>Category Page</text:p>
          </table:table-cell>
          <table:table-cell table:style-name="ce47" office:value-type="string" calcext:value-type="string">
            <text:p>IT  should Redirect to</text:p>
            <text:p>Angelfish Category </text:p>
            <text:p>Page</text:p>
          </table:table-cell>
          <table:table-cell table:style-name="ce23" office:value-type="string" calcext:value-type="string">
            <text:p>Pass </text:p>
          </table:table-cell>
          <table:table-cell table:style-name="ce26"/>
          <table:table-cell table:style-name="ce53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4" office:value-type="string" calcext:value-type="string">
            <text:p>Verify KOI Product ID</text:p>
          </table:table-cell>
          <table:table-cell table:style-name="ce36" office:value-type="string" calcext:value-type="string">
            <text:p>Upon Click on <text:s/>KOI in Fish Category</text:p>
          </table:table-cell>
          <table:table-cell table:style-name="ce36" office:value-type="string" calcext:value-type="string">
            <text:p>Click on  KOI Product </text:p>
            <text:p>ID(FI-SW-03)</text:p>
          </table:table-cell>
          <table:table-cell table:style-name="ce44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Fish Category</text:span></text:p>
            <text:p><text:span text:style-name="T1">Step3)Click on KOI Product ID</text:span></text:p>
            <text:p/>
          </table:table-cell>
          <table:table-cell table:style-name="ce44" office:value-type="string" calcext:value-type="string">
            <text:p>Redirecting to KOI Fish </text:p>
            <text:p>Category Page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Angelfish Category </text:span></text:p>
            <text:p><text:span text:style-name="T2">Page</text:span></text:p>
          </table:table-cell>
          <table:table-cell table:style-name="ce23" office:value-type="string" calcext:value-type="string">
            <text:p>Pass </text:p>
          </table:table-cell>
          <table:table-cell table:style-name="ce26"/>
          <table:table-cell table:style-name="ce53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4" office:value-type="string" calcext:value-type="string">
            <text:p>Verify Goldfish</text:p>
            <text:p>Product ID</text:p>
          </table:table-cell>
          <table:table-cell table:style-name="ce35" office:value-type="string" calcext:value-type="string">
            <text:p>Upon Click on Goldfish <text:span text:style-name="T2">ProductID</text:span></text:p>
          </table:table-cell>
          <table:table-cell table:style-name="ce36" office:value-type="string" calcext:value-type="string">
            <text:p>Click on Goldfish Product ID(FI-SW-04)</text:p>
          </table:table-cell>
          <table:table-cell table:style-name="ce44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Fish Category</text:span></text:p>
            <text:p><text:span text:style-name="T1">Step3)Click on Goldfish </text:span></text:p>
            <text:p><text:span text:style-name="T1">Product ID</text:span></text:p>
            <text:p/>
            <text:p/>
          </table:table-cell>
          <table:table-cell table:style-name="ce44" office:value-type="string" calcext:value-type="string">
            <text:p>Redirecting to Goldfish </text:p>
            <text:p>Category Page</text:p>
          </table:table-cell>
          <table:table-cell table:style-name="ce47" office:value-type="string" calcext:value-type="string">
            <text:p>It  should Redirect to </text:p>
            <text:p>Goldfish  Category</text:p>
            <text:p> Page</text:p>
          </table:table-cell>
          <table:table-cell table:style-name="ce23" office:value-type="string" calcext:value-type="string">
            <text:p>Pass </text:p>
          </table:table-cell>
          <table:table-cell table:style-name="ce26"/>
          <table:table-cell table:style-name="ce53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6</text:p>
          </table:table-cell>
          <table:table-cell table:style-name="ce25" office:value-type="string" calcext:value-type="string">
            <text:p>Verify Large Angelfish</text:p>
            <text:p>Item ID</text:p>
          </table:table-cell>
          <table:table-cell table:style-name="ce37" office:value-type="string" calcext:value-type="string">
            <text:p>Upon Click on LargeAngel</text:p>
            <text:p>Fish Item ID</text:p>
          </table:table-cell>
          <table:table-cell table:style-name="ce37" office:value-type="string" calcext:value-type="string">
            <text:p>click on Large AngelFish</text:p>
            <text:p>ItemID(EST-1)</text:p>
          </table:table-cell>
          <table:table-cell table:style-name="ce39" office:value-type="string" calcext:value-type="string">
            <text:p><text:span text:style-name="T1">Step1)In Home Page Click </text:span></text:p>
            <text:p><text:span text:style-name="T1">On Fish Category</text:span></text:p>
            <text:p><text:span text:style-name="T1">Step2)Click on Angelfish</text:span></text:p>
            <text:p><text:span text:style-name="T1">Product ID</text:span></text:p>
            <text:p><text:span text:style-name="T1">Step3)Click on Large Angel</text:span></text:p>
            <text:p><text:span text:style-name="T1">Fish ItemID</text:span></text:p>
            <text:p/>
            <text:p/>
          </table:table-cell>
          <table:table-cell table:style-name="ce39" office:value-type="string" calcext:value-type="string">
            <text:p><text:span text:style-name="T1">Redirecting to Large</text:span></text:p>
            <text:p><text:span text:style-name="T1">Angel Fish Page</text:span></text:p>
          </table:table-cell>
          <table:table-cell table:style-name="ce39" office:value-type="string" calcext:value-type="string">
            <text:p><text:span text:style-name="T1">Should Redirecting to</text:span></text:p>
            <text:p><text:span text:style-name="T1">Large Angel Fish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Default"/>
          <table:table-cell table:style-name="ce53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7</text:p>
          </table:table-cell>
          <table:table-cell table:style-name="ce26" office:value-type="string" calcext:value-type="string">
            <text:p>Verify Add to cart</text:p>
            <text:p>Button</text:p>
          </table:table-cell>
          <table:table-cell table:style-name="ce27" office:value-type="string" calcext:value-type="string">
            <text:p>Upon Click on Add to cart </text:p>
            <text:p>Button</text:p>
          </table:table-cell>
          <table:table-cell table:style-name="ce38" office:value-type="string" calcext:value-type="string">
            <text:p><text:span text:style-name="T1">Click on Add to cart </text:span></text:p>
            <text:p><text:span text:style-name="T1">Button</text:span></text:p>
          </table:table-cell>
          <table:table-cell table:style-name="ce27" office:value-type="string" calcext:value-type="string">
            <text:p>Step1)In AngelFish,Select </text:p>
            <text:p>ItemID</text:p>
            <text:p>Step2)Click on AddToCart</text:p>
          </table:table-cell>
          <table:table-cell table:style-name="ce27" office:value-type="string" calcext:value-type="string">
            <text:p>Cart Is accepting Order</text:p>
          </table:table-cell>
          <table:table-cell table:style-name="ce27" office:value-type="string" calcext:value-type="string">
            <text:p>Cart Should accept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Default"/>
          <table:table-cell table:style-name="ce54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8</text:p>
          </table:table-cell>
          <table:table-cell table:style-name="ce26" office:value-type="string" calcext:value-type="string">
            <text:p>Verify Remove</text:p>
            <text:p> Button</text:p>
          </table:table-cell>
          <table:table-cell table:style-name="ce38" office:value-type="string" calcext:value-type="string">
            <text:p><text:span text:style-name="T1">Upon Click on Remove</text:span></text:p>
            <text:p><text:span text:style-name="T1">Button</text:span></text:p>
          </table:table-cell>
          <table:table-cell table:style-name="ce27" office:value-type="string" calcext:value-type="string">
            <text:p>Click on Remove Button</text:p>
          </table:table-cell>
          <table:table-cell table:style-name="ce38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Remove </text:span></text:p>
            <text:p><text:span text:style-name="T1">Button</text:span></text:p>
          </table:table-cell>
          <table:table-cell table:style-name="ce27" office:value-type="string" calcext:value-type="string">
            <text:p>Cart Is Removing Order</text:p>
          </table:table-cell>
          <table:table-cell table:style-name="ce27" office:value-type="string" calcext:value-type="string">
            <text:p>Cart Should Remove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Default"/>
          <table:table-cell table:style-name="ce54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09</text:p>
          </table:table-cell>
          <table:table-cell table:style-name="ce26" office:value-type="string" calcext:value-type="string">
            <text:p>Verify Update</text:p>
            <text:p> Button</text:p>
          </table:table-cell>
          <table:table-cell table:style-name="ce38" office:value-type="string" calcext:value-type="string">
            <text:p><text:span text:style-name="T1">Upon Click on  Update</text:span></text:p>
            <text:p><text:span text:style-name="T1">Button</text:span></text:p>
          </table:table-cell>
          <table:table-cell table:style-name="ce27" office:value-type="string" calcext:value-type="string">
            <text:p>Click on <text:s/>Update Button</text:p>
          </table:table-cell>
          <table:table-cell table:style-name="ce38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Update </text:span></text:p>
            <text:p><text:span text:style-name="T1">Button</text:span></text:p>
          </table:table-cell>
          <table:table-cell table:style-name="ce27" office:value-type="string" calcext:value-type="string">
            <text:p>Cart Is <text:s/>Updateing Order</text:p>
          </table:table-cell>
          <table:table-cell table:style-name="ce27" office:value-type="string" calcext:value-type="string">
            <text:p>Cart Should  Update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Default"/>
          <table:table-cell table:style-name="ce54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0</text:p>
          </table:table-cell>
          <table:table-cell table:style-name="ce27" office:value-type="string" calcext:value-type="string">
            <text:p>Verify Proceed to </text:p>
            <text:p>Checkout button</text:p>
          </table:table-cell>
          <table:table-cell table:style-name="ce38" office:value-type="string" calcext:value-type="string">
            <text:p><text:span text:style-name="T1">Upon Click on  Proceed To</text:span></text:p>
            <text:p><text:span text:style-name="T1">Checkout Button</text:span></text:p>
          </table:table-cell>
          <table:table-cell table:style-name="ce38" office:value-type="string" calcext:value-type="string">
            <text:p><text:span text:style-name="T1">Click on  Proceed To</text:span></text:p>
            <text:p><text:span text:style-name="T1">Checkout Button</text:span></text:p>
          </table:table-cell>
          <table:table-cell table:style-name="ce38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Update </text:span></text:p>
            <text:p><text:span text:style-name="T1">Button</text:span></text:p>
            <text:p><text:span text:style-name="T1">Step4)Click on ProccedTo</text:span></text:p>
            <text:p><text:span text:style-name="T1">CheckOut Button</text:span></text:p>
          </table:table-cell>
          <table:table-cell table:style-name="ce27" office:value-type="string" calcext:value-type="string">
            <text:p>Cart Is Proceeding For</text:p>
            <text:p>Checkout</text:p>
          </table:table-cell>
          <table:table-cell table:style-name="ce27" office:value-type="string" calcext:value-type="string">
            <text:p><text:span text:style-name="T2">Cart Is Proceeding For</text:span></text:p>
            <text:p><text:span text:style-name="T2">Checkout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1</text:p>
          </table:table-cell>
          <table:table-cell table:style-name="ce26" office:value-type="string" calcext:value-type="string">
            <text:p>Validate Card </text:p>
            <text:p>Textbox  </text:p>
            <text:p/>
          </table:table-cell>
          <table:table-cell table:style-name="ce27" office:value-type="string" calcext:value-type="string">
            <text:p>Upon Click on Card Number</text:p>
            <text:p>(11111)</text:p>
          </table:table-cell>
          <table:table-cell table:style-name="ce27" office:value-type="string" calcext:value-type="string">
            <text:p>Enter Invalid Card Number</text:p>
            <text:p>(11111)</text:p>
          </table:table-cell>
          <table:table-cell table:style-name="ce27" office:value-type="string" calcext:value-type="string">
            <text:p>Step1)In Payment Details</text:p>
            <text:p>Step2)enter the Invalid Card</text:p>
            <text:p>Number</text:p>
          </table:table-cell>
          <table:table-cell table:style-name="ce27" office:value-type="string" calcext:value-type="string">
            <text:p>Cart Is accepting Invalid</text:p>
            <text:p>Card Number</text:p>
          </table:table-cell>
          <table:table-cell table:style-name="ce38" office:value-type="string" calcext:value-type="string">
            <text:p><text:span text:style-name="T1">Cart should not </text:span></text:p>
            <text:p><text:span text:style-name="T1">Accept Invalid Card </text:span></text:p>
            <text:p><text:span text:style-name="T1">Number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2</text:p>
          </table:table-cell>
          <table:table-cell table:style-name="ce26" office:value-type="string" calcext:value-type="string">
            <text:p>Validate Expiry date</text:p>
            <text:p>Textbox</text:p>
          </table:table-cell>
          <table:table-cell table:style-name="ce27" office:value-type="string" calcext:value-type="string">
            <text:p>Upon entering the Invalid</text:p>
            <text:p>Date format(2017/02)</text:p>
          </table:table-cell>
          <table:table-cell table:style-name="ce38" office:value-type="string" calcext:value-type="string">
            <text:p><text:span text:style-name="T3">enter the Invalid</text:span></text:p>
            <text:p><text:span text:style-name="T1">Date format(2017/02)</text:span>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enter the Invalid</text:span></text:p>
            <text:p><text:span text:style-name="T1">Date format</text:span></text:p>
          </table:table-cell>
          <table:table-cell table:style-name="ce38" office:value-type="string" calcext:value-type="string">
            <text:p><text:span text:style-name="T1">Cart Is Not accepting </text:span></text:p>
            <text:p><text:span text:style-name="T1">Invalid Date format</text:span></text:p>
          </table:table-cell>
          <table:table-cell table:style-name="ce38" office:value-type="string" calcext:value-type="string">
            <text:p><text:span text:style-name="T1">Cart should Not </text:span></text:p>
            <text:p><text:span text:style-name="T1">Accept Invalid Date </text:span></text:p>
            <text:p><text:span text:style-name="T1">Format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3</text:p>
          </table:table-cell>
          <table:table-cell table:style-name="ce28" office:value-type="string" calcext:value-type="string">
            <text:p><text:span text:style-name="T1">Validate Card </text:span></text:p>
            <text:p><text:span text:style-name="T1">Textbox  </text:span></text:p>
            <text:p/>
          </table:table-cell>
          <table:table-cell table:number-columns-repeated="2" table:style-name="ce27" office:value-type="string" calcext:value-type="string">
            <text:p>Dont enter any Number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Dont Enter any </text:span></text:p>
            <text:p><text:span text:style-name="T1">Card Number in CardNo</text:span></text:p>
          </table:table-cell>
          <table:table-cell table:style-name="ce27" office:value-type="string" calcext:value-type="string">
            <text:p>Cart Is throwing Error</text:p>
            <text:p>message</text:p>
          </table:table-cell>
          <table:table-cell table:style-name="ce38" office:value-type="string" calcext:value-type="string">
            <text:p><text:span text:style-name="T1">Cart should throw</text:span></text:p>
            <text:p><text:span text:style-name="T1">Error message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4</text:p>
          </table:table-cell>
          <table:table-cell table:style-name="ce28" office:value-type="string" calcext:value-type="string">
            <text:p><text:span text:style-name="T1">Validate Expiry date</text:span></text:p>
            <text:p><text:span text:style-name="T1">Textbox</text:span></text:p>
          </table:table-cell>
          <table:table-cell table:number-columns-repeated="2" table:style-name="ce27" office:value-type="string" calcext:value-type="string">
            <text:p>Dont enter any Date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Dont Enter any </text:span></text:p>
            <text:p><text:span text:style-name="T1">Date in Expiry Date</text:span></text:p>
          </table:table-cell>
          <table:table-cell table:style-name="ce27" office:value-type="string" calcext:value-type="string">
            <text:p>Cart Is throwing Error</text:p>
            <text:p>message</text:p>
          </table:table-cell>
          <table:table-cell table:style-name="ce38" office:value-type="string" calcext:value-type="string">
            <text:p><text:span text:style-name="T1">Cart should throw</text:span></text:p>
            <text:p><text:span text:style-name="T1">Error message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5</text:p>
          </table:table-cell>
          <table:table-cell table:style-name="ce26" office:value-type="string" calcext:value-type="string">
            <text:p>Verify CheckBox in</text:p>
            <text:p>Billing Details</text:p>
          </table:table-cell>
          <table:table-cell table:style-name="ce27" office:value-type="string" calcext:value-type="string">
            <text:p>Upon Click on CheckBox</text:p>
            <text:p>(Ship to Diff Address)</text:p>
          </table:table-cell>
          <table:table-cell table:style-name="ce38" office:value-type="string" calcext:value-type="string">
            <text:p><text:span text:style-name="T1">Click on CheckBox</text:span></text:p>
            <text:p><text:span text:style-name="T1">(Ship to Diff Address)</text:span>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Click on CheckBox</text:span></text:p>
          </table:table-cell>
          <table:table-cell table:style-name="ce27" office:value-type="string" calcext:value-type="string">
            <text:p>Checkbox Is enabling</text:p>
          </table:table-cell>
          <table:table-cell table:style-name="ce27" office:value-type="string" calcext:value-type="string">
            <text:p><text:span text:style-name="T2">Checkbox should </text:span></text:p>
            <text:p><text:span text:style-name="T2">Enable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16</text:p>
          </table:table-cell>
          <table:table-cell table:style-name="ce26" office:value-type="string" calcext:value-type="string">
            <text:p>Verify CheckBox in</text:p>
            <text:p>Billing Details</text:p>
          </table:table-cell>
          <table:table-cell table:style-name="ce27" office:value-type="string" calcext:value-type="string">
            <text:p>Upon Click on CheckBox</text:p>
            <text:p>(Ship to Diff Address)</text:p>
          </table:table-cell>
          <table:table-cell table:style-name="ce38" office:value-type="string" calcext:value-type="string">
            <text:p><text:span text:style-name="T1">Click on CheckBox</text:span></text:p>
            <text:p><text:span text:style-name="T1">(Ship to Diff Address)</text:span>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Click on CheckBox</text:span></text:p>
          </table:table-cell>
          <table:table-cell table:style-name="ce27" office:value-type="string" calcext:value-type="string">
            <text:p>Checkbox Is enabling </text:p>
            <text:p>And Allowing to enter</text:p>
            <text:p>New Shipping address</text:p>
          </table:table-cell>
          <table:table-cell table:style-name="ce38" office:value-type="string" calcext:value-type="string">
            <text:p><text:span text:style-name="T1">Checkbox Is enable </text:span></text:p>
            <text:p><text:span text:style-name="T1">And should Allow to</text:span></text:p>
            <text:p><text:span text:style-name="T1">Enter New Shipping</text:span></text:p>
            <text:p><text:span text:style-name="T1">Address</text:span>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17</text:p>
          </table:table-cell>
          <table:table-cell table:style-name="ce26" office:value-type="string" calcext:value-type="string">
            <text:p>Verify Confirm button</text:p>
            <text:p>In Billing address</text:p>
          </table:table-cell>
          <table:table-cell table:style-name="ce38" office:value-type="string" calcext:value-type="string">
            <text:p>Upon Click on Confirm</text:p>
            <text:p> Button In Billing address</text:p>
          </table:table-cell>
          <table:table-cell table:style-name="ce27" office:value-type="string" calcext:value-type="string">
            <text:p><text:s/>Click on Confirm button</text:p>
          </table:table-cell>
          <table:table-cell table:style-name="ce27" office:value-type="string" calcext:value-type="string">
            <text:p>Step1)In shipping address</text:p>
            <text:p>Step2)Click on Confirm</text:p>
            <text:p>Button</text:p>
          </table:table-cell>
          <table:table-cell table:style-name="ce27" office:value-type="string" calcext:value-type="string">
            <text:p>Confirm Button is</text:p>
            <text:p>Accepting the New         </text:p>
            <text:p>Billing address </text:p>
          </table:table-cell>
          <table:table-cell table:style-name="ce38" office:value-type="string" calcext:value-type="string">
            <text:p><text:span text:style-name="T1">Confirm Button </text:span></text:p>
            <text:p><text:span text:style-name="T1">Should Accept the</text:span></text:p>
            <text:p><text:span text:style-name="T1">New Billing address 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18</text:p>
          </table:table-cell>
          <table:table-cell table:style-name="ce26" office:value-type="string" calcext:value-type="string">
            <text:p>Validate Shipping </text:p>
            <text:p>Address Page</text:p>
          </table:table-cell>
          <table:table-cell table:style-name="ce27" office:value-type="string" calcext:value-type="string">
            <text:p>enter Invalid data in all </text:p>
            <text:p>the textboxes(FirstName,</text:p>
            <text:p>LastName,Address1,</text:p>
            <text:p>Address2,City,State,Zip,</text:p>
            <text:p>Counrty)</text:p>
          </table:table-cell>
          <table:table-cell table:style-name="ce27" office:value-type="string" calcext:value-type="string">
            <text:p>Enter FN-(aaa),LN-(222)</text:p>
            <text:p>Address1-(000),Address2-</text:p>
            <text:p>(555),City-(44),State-(666),</text:p>
            <text:p>Zip-(5251),Counry-(azxs)</text:p>
          </table:table-cell>
          <table:table-cell table:style-name="ce27" office:value-type="string" calcext:value-type="string">
            <text:p>Step1)In shipping address</text:p>
            <text:p>Enter te Invalid data in all </text:p>
            <text:p>the textboxes</text:p>
            <text:p>Step2)Click on Confirm  </text:p>
            <text:p>Button</text:p>
          </table:table-cell>
          <table:table-cell table:style-name="ce27" office:value-type="string" calcext:value-type="string">
            <text:p>Confirm Button Is not</text:p>
            <text:p>Accepting Invalid data</text:p>
          </table:table-cell>
          <table:table-cell table:style-name="ce27" office:value-type="string" calcext:value-type="string">
            <text:p><text:span text:style-name="T2">Confirm Button Should</text:span></text:p>
            <text:p><text:span text:style-name="T2">Not Accepting Invalid</text:span></text:p>
            <text:p><text:span text:style-name="T2">Data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19</text:p>
          </table:table-cell>
          <table:table-cell table:style-name="ce26" office:value-type="string" calcext:value-type="string">
            <text:p>Validate Shipping </text:p>
            <text:p>Address Page</text:p>
          </table:table-cell>
          <table:table-cell table:style-name="ce27" office:value-type="string" calcext:value-type="string">
            <text:p>Dont enter any Data(First</text:p>
            <text:p><text:span text:style-name="T2">Name,LastName,Address1,</text:span></text:p>
            <text:p><text:span text:style-name="T2">Address2,City,State,Zip,</text:span></text:p>
            <text:p><text:span text:style-name="T2">Counrty)</text:span></text:p>
          </table:table-cell>
          <table:table-cell table:style-name="ce27" office:value-type="string" calcext:value-type="string">
            <text:p>dont enter  any data((First</text:p>
            <text:p><text:span text:style-name="T2">Name,LastName,Address1,</text:span></text:p>
            <text:p><text:span text:style-name="T2">Address2,City,State,Zip,</text:span></text:p>
            <text:p><text:span text:style-name="T2">Counrty)</text:span></text:p>
          </table:table-cell>
          <table:table-cell table:style-name="ce27" office:value-type="string" calcext:value-type="string">
            <text:p>Step1)In shipping address,</text:p>
            <text:p>Dont enter any data in all the</text:p>
            <text:p>Text boxes</text:p>
          </table:table-cell>
          <table:table-cell table:style-name="ce27" office:value-type="string" calcext:value-type="string">
            <text:p>Shipping page not </text:p>
            <text:p>Accepting Null data</text:p>
          </table:table-cell>
          <table:table-cell table:style-name="ce27" office:value-type="string" calcext:value-type="string">
            <text:p>Shipping AddressPage</text:p>
            <text:p>Should Not accept</text:p>
            <text:p>Null data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0</text:p>
          </table:table-cell>
          <table:table-cell table:style-name="ce27" office:value-type="string" calcext:value-type="string">
            <text:p>Verify the confirmati</text:p>
            <text:p>On Message</text:p>
          </table:table-cell>
          <table:table-cell table:style-name="ce27" office:value-type="string" calcext:value-type="string">
            <text:p>Confirmation message</text:p>
            <text:p>Should be showed</text:p>
          </table:table-cell>
          <table:table-cell table:style-name="ce27" office:value-type="string" calcext:value-type="string">
            <text:p>After placing order Confirm</text:p>
            <text:p>Ation Mesage should be</text:p>
            <text:p>Displayed</text:p>
          </table:table-cell>
          <table:table-cell table:style-name="ce27" office:value-type="string" calcext:value-type="string">
            <text:p>Step1)Select the product</text:p>
            <text:p>Step2)Fill all the Necessary </text:p>
            <text:p>Details</text:p>
            <text:p>Step3)Click on submit,Place </text:p>
            <text:p>A order</text:p>
          </table:table-cell>
          <table:table-cell table:style-name="ce27" office:value-type="string" calcext:value-type="string">
            <text:p>Confirmation Message </text:p>
            <text:p>Is showing</text:p>
          </table:table-cell>
          <table:table-cell table:style-name="ce38" office:value-type="string" calcext:value-type="string">
            <text:p><text:span text:style-name="T1">Confirmation Message </text:span></text:p>
            <text:p><text:span text:style-name="T1">Should be shown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21</text:p>
          </table:table-cell>
          <table:table-cell table:style-name="ce26" office:value-type="string" calcext:value-type="string">
            <text:p>Return To Main Menu </text:p>
          </table:table-cell>
          <table:table-cell table:style-name="ce27" office:value-type="string" calcext:value-type="string">
            <text:p>Redirecting to Main Menu </text:p>
            <text:p>Page</text:p>
          </table:table-cell>
          <table:table-cell table:style-name="ce38" office:value-type="string" calcext:value-type="string">
            <text:p><text:span text:style-name="T1">Redirecting to Main Menu </text:span></text:p>
            <text:p><text:span text:style-name="T1">Page</text:span></text:p>
          </table:table-cell>
          <table:table-cell table:style-name="ce27" office:value-type="string" calcext:value-type="string">
            <text:p>Step1)Click on Return To </text:p>
            <text:p>Main Menu </text:p>
          </table:table-cell>
          <table:table-cell table:style-name="ce27" office:value-type="string" calcext:value-type="string">
            <text:p>Returning to Main Menu </text:p>
            <text:p>Page </text:p>
          </table:table-cell>
          <table:table-cell table:style-name="ce27" office:value-type="string" calcext:value-type="string">
            <text:p>Should return to Main</text:p>
            <text:p>Menu page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22</text:p>
          </table:table-cell>
          <table:table-cell table:style-name="ce26" office:value-type="string" calcext:value-type="string">
            <text:p>Validating Quantity</text:p>
            <text:p>Of Fish Category</text:p>
          </table:table-cell>
          <table:table-cell table:style-name="ce27" office:value-type="string" calcext:value-type="string">
            <text:p>Quantity(9973) of Products</text:p>
            <text:p>Avaible in(Adult male </text:p>
            <text:p>GoldFish)</text:p>
          </table:table-cell>
          <table:table-cell table:style-name="ce27" office:value-type="string" calcext:value-type="string">
            <text:p>Add the(8000)of products</text:p>
            <text:p> To Cart(Adult male </text:p>
            <text:p><text:span text:style-name="T2">GoldFish)</text:span></text:p>
          </table:table-cell>
          <table:table-cell table:style-name="ce27" office:value-type="string" calcext:value-type="string">
            <text:p>Step1)Add(8000) of products </text:p>
            <text:p>To Cart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the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23</text:p>
          </table:table-cell>
          <table:table-cell table:style-name="ce28" office:value-type="string" calcext:value-type="string">
            <text:p>Validating Quantity</text:p>
            <text:p>Of Fish Category</text:p>
          </table:table-cell>
          <table:table-cell table:style-name="ce38" office:value-type="string" calcext:value-type="string">
            <text:p><text:span text:style-name="T1">Quantity(9973) of Products</text:span></text:p>
            <text:p><text:span text:style-name="T1">Avaible in(Adult male </text:span></text:p>
            <text:p><text:span text:style-name="T1">GoldFish)</text:span></text:p>
          </table:table-cell>
          <table:table-cell table:style-name="ce27" office:value-type="string" calcext:value-type="string">
            <text:p>Add the(9000)of products</text:p>
            <text:p> To Cart(Adult male </text:p>
            <text:p><text:span text:style-name="T2">GoldFish)</text:span></text:p>
          </table:table-cell>
          <table:table-cell table:style-name="ce27" office:value-type="string" calcext:value-type="string">
            <text:p>Step1)Add(9000) of products </text:p>
            <text:p>To Cart</text:p>
          </table:table-cell>
          <table:table-cell table:style-name="ce27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27" office:value-type="string" calcext:value-type="string">
            <text:p>Cart should not accept 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24</text:p>
          </table:table-cell>
          <table:table-cell table:style-name="ce28" office:value-type="string" calcext:value-type="string">
            <text:p>Validating Quantity</text:p>
            <text:p>Of Fish Category</text:p>
          </table:table-cell>
          <table:table-cell table:style-name="ce38" office:value-type="string" calcext:value-type="string">
            <text:p><text:span text:style-name="T1">Quantity(9994) of Products</text:span></text:p>
            <text:p><text:span text:style-name="T1">Avaible in(Tiger Shark)</text:span></text:p>
          </table:table-cell>
          <table:table-cell table:style-name="ce27" office:value-type="string" calcext:value-type="string">
            <text:p>Add the(9000)of products</text:p>
            <text:p> To Cart(Tiger Shark<text:span text:style-name="T2">)</text:span></text:p>
          </table:table-cell>
          <table:table-cell table:style-name="ce27" office:value-type="string" calcext:value-type="string">
            <text:p>Step1)Add(9000) of Tiger </text:p>
            <text:p>Shark products To Cart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</text:p>
            <text:p>The Order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25</text:p>
          </table:table-cell>
          <table:table-cell table:style-name="ce28" office:value-type="string" calcext:value-type="string">
            <text:p>Validating Quantity</text:p>
            <text:p>Of Fish Category</text:p>
          </table:table-cell>
          <table:table-cell table:style-name="ce38" office:value-type="string" calcext:value-type="string">
            <text:p><text:span text:style-name="T1">Quantity(9994) of Products</text:span></text:p>
            <text:p><text:span text:style-name="T1">Avaible in(Tiger Shark)</text:span></text:p>
          </table:table-cell>
          <table:table-cell table:style-name="ce38" office:value-type="string" calcext:value-type="string">
            <text:p><text:span text:style-name="T1">Add the(9999)of products</text:span></text:p>
            <text:p><text:span text:style-name="T1"> To Cart(Tiger Shark)</text:span></text:p>
          </table:table-cell>
          <table:table-cell table:style-name="ce27" office:value-type="string" calcext:value-type="string">
            <text:p>Step1)Add(9999) of products </text:p>
            <text:p>To Cart</text:p>
          </table:table-cell>
          <table:table-cell table:style-name="ce27" office:value-type="string" calcext:value-type="string">
            <text:p>Cart is accepting The</text:p>
            <text:p>Order more than the </text:p>
            <text:p>Stock avaiable</text:p>
          </table:table-cell>
          <table:table-cell table:style-name="ce27" office:value-type="string" calcext:value-type="string">
            <text:p>Cart should not accept 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26</text:p>
          </table:table-cell>
          <table:table-cell table:style-name="ce29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9" office:value-type="string" calcext:value-type="string">
            <text:p><text:span text:style-name="T1">Quantity(9997) of Products</text:span></text:p>
            <text:p><text:span text:style-name="T1">Avaible in(KOI)</text:span></text:p>
          </table:table-cell>
          <table:table-cell table:style-name="ce39" office:value-type="string" calcext:value-type="string">
            <text:p><text:span text:style-name="T1">Add the(9901)of products</text:span></text:p>
            <text:p><text:span text:style-name="T1"> To Cart(KOI)</text:span></text:p>
          </table:table-cell>
          <table:table-cell table:style-name="ce37" office:value-type="string" calcext:value-type="string">
            <text:p>Step1)<text:span text:style-name="T1">Add the(9901)of</text:span></text:p>
            <text:p><text:span text:style-name="T2">Products To Cart(KOI)</text:span>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the</text:p>
            <text:p>Order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4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27</text:p>
          </table:table-cell>
          <table:table-cell table:style-name="ce29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9" office:value-type="string" calcext:value-type="string">
            <text:p><text:span text:style-name="T1">Quantity(9997) of Products</text:span></text:p>
            <text:p><text:span text:style-name="T1">Avaible in(KOI)</text:span></text:p>
          </table:table-cell>
          <table:table-cell table:style-name="ce39" office:value-type="string" calcext:value-type="string">
            <text:p><text:span text:style-name="T1">Add the(9999)of products</text:span></text:p>
            <text:p><text:span text:style-name="T1"> To Cart(KOI)</text:span></text:p>
          </table:table-cell>
          <table:table-cell table:style-name="ce37" office:value-type="string" calcext:value-type="string">
            <text:p>Step1)<text:span text:style-name="T1">Add the(9999)of</text:span></text:p>
            <text:p><text:span text:style-name="T2">Products To Cart(KOI)</text:span></text:p>
          </table:table-cell>
          <table:table-cell table:style-name="ce27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27" office:value-type="string" calcext:value-type="string">
            <text:p>Cart should not accept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28</text:p>
          </table:table-cell>
          <table:table-cell table:style-name="ce28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27" office:value-type="string" calcext:value-type="string">
            <text:p><text:span text:style-name="T2">Quantity(9973) of Products</text:span></text:p>
            <text:p><text:span text:style-name="T2">Avaible in(Adult male </text:span></text:p>
            <text:p><text:span text:style-name="T2">Goldfish)</text:span></text:p>
          </table:table-cell>
          <table:table-cell table:style-name="ce27" office:value-type="string" calcext:value-type="string">
            <text:p>Add(9975) of products To</text:p>
            <text:p>cart(Adult Male Fiish)</text:p>
          </table:table-cell>
          <table:table-cell table:style-name="ce27" office:value-type="string" calcext:value-type="string">
            <text:p>Step1)Add(9975)of products</text:p>
            <text:p><text:span text:style-name="T2">To cart(Adult Male Fiish)</text:span></text:p>
          </table:table-cell>
          <table:table-cell table:style-name="ce38" office:value-type="string" calcext:value-type="string">
            <text:p><text:span text:style-name="T1">Cart is accepting </text:span></text:p>
            <text:p><text:span text:style-name="T1">The order</text:span></text:p>
          </table:table-cell>
          <table:table-cell table:style-name="ce38" office:value-type="string" calcext:value-type="string">
            <text:p><text:span text:style-name="T1">Cart should accept the</text:span></text:p>
            <text:p><text:span text:style-name="T1">Order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29</text:p>
          </table:table-cell>
          <table:table-cell table:style-name="ce28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8" office:value-type="string" calcext:value-type="string">
            <text:p><text:span text:style-name="T1">Quantity(9973) of Products</text:span></text:p>
            <text:p><text:span text:style-name="T1">Avaible in(Adult male </text:span></text:p>
            <text:p><text:span text:style-name="T1">Goldfish)</text:span></text:p>
          </table:table-cell>
          <table:table-cell table:style-name="ce27" office:value-type="string" calcext:value-type="string">
            <text:p>Add(9999) of products To</text:p>
            <text:p>cart(Adult Male Fiish)</text:p>
          </table:table-cell>
          <table:table-cell table:style-name="ce27" office:value-type="string" calcext:value-type="string">
            <text:p>Step1)Add(9999)of products</text:p>
            <text:p><text:span text:style-name="T2">To cart(Adult Male Fiish)</text:span></text:p>
          </table:table-cell>
          <table:table-cell table:style-name="ce38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38" office:value-type="string" calcext:value-type="string">
            <text:p><text:span text:style-name="T1">Cart should not  accept </text:span></text:p>
            <text:p><text:span text:style-name="T1">The Order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30</text:p>
          </table:table-cell>
          <table:table-cell table:style-name="ce26" office:value-type="string" calcext:value-type="string">
            <text:p>Return To Fish <text:s/></text:p>
          </table:table-cell>
          <table:table-cell table:style-name="ce27" office:value-type="string" calcext:value-type="string">
            <text:p>Redirecting to  Fish   </text:p>
            <text:p>Page</text:p>
          </table:table-cell>
          <table:table-cell table:style-name="ce38" office:value-type="string" calcext:value-type="string">
            <text:p><text:span text:style-name="T1">Redirecting to Fish  </text:span></text:p>
            <text:p><text:span text:style-name="T1">Page</text:span></text:p>
          </table:table-cell>
          <table:table-cell table:style-name="ce27" office:value-type="string" calcext:value-type="string">
            <text:p>Step1)Click on Return To </text:p>
            <text:p> Fish   Menu </text:p>
          </table:table-cell>
          <table:table-cell table:style-name="ce27" office:value-type="string" calcext:value-type="string">
            <text:p>Returning to  Fish   </text:p>
            <text:p>Page </text:p>
          </table:table-cell>
          <table:table-cell table:style-name="ce27" office:value-type="string" calcext:value-type="string">
            <text:p>Should return to  Fish </text:p>
            <text:p>Page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31</text:p>
          </table:table-cell>
          <table:table-cell table:style-name="ce26" office:value-type="string" calcext:value-type="string">
            <text:p>verifying the price</text:p>
            <text:p>Calcucation of Fish</text:p>
            <text:p>Category</text:p>
          </table:table-cell>
          <table:table-cell table:style-name="ce27" office:value-type="string" calcext:value-type="string">
            <text:p>Price of <text:span text:style-name="T2">(Adult male </text:span></text:p>
            <text:p><text:span text:style-name="T2">Goldfish)is 5.50$</text:span></text:p>
          </table:table-cell>
          <table:table-cell table:style-name="ce27" office:value-type="string" calcext:value-type="string">
            <text:p>Check for 1 <text:span text:style-name="T2">(Adult male </text:span></text:p>
            <text:p><text:span text:style-name="T2">Goldfish)</text:span></text:p>
          </table:table-cell>
          <table:table-cell table:style-name="ce27" office:value-type="string" calcext:value-type="string">
            <text:p>Step1)add 1 <text:span text:style-name="T2">(Adult male </text:span></text:p>
            <text:p><text:span text:style-name="T2">Goldfish)to cart</text:span></text:p>
            <text:p><text:span text:style-name="T2">Step2)Update Cart</text:span></text:p>
          </table:table-cell>
          <table:table-cell table:style-name="ce27" office:value-type="string" calcext:value-type="string">
            <text:p>Total Cost of the cart</text:p>
            <text:p>Is(5.50$)</text:p>
          </table:table-cell>
          <table:table-cell table:style-name="ce27" office:value-type="string" calcext:value-type="string">
            <text:p><text:span text:style-name="T2">Total Cost of the cart</text:span></text:p>
            <text:p><text:span text:style-name="T2">Should be(5.50$)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32</text:p>
          </table:table-cell>
          <table:table-cell table:style-name="ce26" office:value-type="string" calcext:value-type="string">
            <text:p>Verify  </text:p>
            <text:p>kazuki43zoo.github.io</text:p>
          </table:table-cell>
          <table:table-cell table:style-name="ce27" office:value-type="string" calcext:value-type="string">
            <text:p>Click on this below link</text:p>
            <text:p>kazuki43zoo.github.io</text:p>
          </table:table-cell>
          <table:table-cell table:style-name="ce38" office:value-type="string" calcext:value-type="string">
            <text:p><text:span text:style-name="T1">Click on this below link</text:span></text:p>
            <text:p><text:span text:style-name="T1">kazuki43zoo.github.io</text:span></text:p>
          </table:table-cell>
          <table:table-cell table:style-name="ce27" office:value-type="string" calcext:value-type="string">
            <text:p>Step1)Click on this below </text:p>
            <text:p>Link</text:p>
            <text:p><text:span text:style-name="T2">kazuki43zoo.github.io</text:span></text:p>
          </table:table-cell>
          <table:table-cell table:style-name="ce27" office:value-type="string" calcext:value-type="string">
            <text:p>Redirecting to that link</text:p>
            <text:p>Page</text:p>
          </table:table-cell>
          <table:table-cell table:style-name="ce27" office:value-type="string" calcext:value-type="string">
            <text:p>Should Redirect to that </text:p>
            <text:p><text:span text:style-name="T2">Link Page</text:span>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ce54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33</text:p>
          </table:table-cell>
          <table:table-cell table:style-name="ce26" office:value-type="string" calcext:value-type="string">
            <text:p>Return To Fish</text:p>
          </table:table-cell>
          <table:table-cell table:style-name="ce27" office:value-type="string" calcext:value-type="string">
            <text:p>Redirecting to Fish Menu </text:p>
            <text:p>Page</text:p>
          </table:table-cell>
          <table:table-cell table:style-name="ce38" office:value-type="string" calcext:value-type="string">
            <text:p><text:span text:style-name="T1">Redirecting to Fish Menu </text:span></text:p>
            <text:p><text:span text:style-name="T1">Page</text:span></text:p>
          </table:table-cell>
          <table:table-cell table:style-name="ce27" office:value-type="string" calcext:value-type="string">
            <text:p>Step1)Click on Return To </text:p>
            <text:p>Fish Menu </text:p>
          </table:table-cell>
          <table:table-cell table:style-name="ce27" office:value-type="string" calcext:value-type="string">
            <text:p>Returning toFish Menu </text:p>
            <text:p>Page </text:p>
          </table:table-cell>
          <table:table-cell table:style-name="ce27" office:value-type="string" calcext:value-type="string">
            <text:p>Should return To Fish</text:p>
            <text:p>Menu page</text:p>
          </table:table-cell>
          <table:table-cell table:style-name="ce26" office:value-type="string" calcext:value-type="string">
            <text:p>Pass </text:p>
          </table:table-cell>
          <table:table-cell table:style-name="ce26"/>
          <table:table-cell table:style-name="Default"/>
          <table:table-cell table:number-columns-repeated="1014"/>
        </table:table-row>
        <table:table-row table:style-name="ro32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26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29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3" table:number-rows-repeated="65">
          <table:table-cell table:style-name="ce11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3" table:number-rows-repeated="5">
          <table:table-cell table:style-name="ce11"/>
          <table:table-cell table:style-name="ce30"/>
          <table:table-cell table:style-name="ce11"/>
          <table:table-cell table:style-name="ce10"/>
          <table:table-cell table:style-name="ce11" table:number-columns-repeated="3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3" table:number-rows-repeated="223">
          <table:table-cell table:style-name="ce11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3" table:number-rows-repeated="1048227">
          <table:table-cell table:number-columns-repeated="1024"/>
        </table:table-row>
        <table:table-row table:style-name="ro33" table:number-rows-repeated="4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4" table:number-rows-repeated="1048575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4" table:number-rows-repeated="1048575">
          <table:table-cell table:number-columns-repeated="1024"/>
        </table:table-row>
        <table:table-row table:style-name="ro3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0:58:49.654626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1:00:10.506562698</dc:date>
    <meta:editing-cycles>75</meta:editing-cycles>
    <meta:editing-duration>PT11H38S</meta:editing-duration>
    <meta:generator>LibreOffice/4.2.8.2$Linux_X86_64 LibreOffice_project/420m0$Build-2</meta:generator>
    <meta:document-statistic meta:table-count="3" meta:cell-count="295" meta:object-count="0"/>
  </office:meta>
</office:document-meta>
</file>